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labregular" svg:font-family="'roboto slab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2555" officeooo:paragraph-rsid="001a2555"/>
    </style:style>
    <style:style style:name="P2" style:family="paragraph" style:parent-style-name="Standard" style:list-style-name="L2">
      <style:text-properties officeooo:rsid="001c0ffc" officeooo:paragraph-rsid="001c0ffc"/>
    </style:style>
    <style:style style:name="P3" style:family="paragraph" style:parent-style-name="Standard" style:list-style-name="L2">
      <style:text-properties officeooo:rsid="001e4c3c" officeooo:paragraph-rsid="001e4c3c"/>
    </style:style>
    <style:style style:name="P4" style:family="paragraph" style:parent-style-name="Standard" style:list-style-name="L2">
      <style:text-properties officeooo:rsid="001f25bc" officeooo:paragraph-rsid="001f25bc"/>
    </style:style>
    <style:style style:name="P5" style:family="paragraph" style:parent-style-name="Standard">
      <style:text-properties officeooo:rsid="001f25bc" officeooo:paragraph-rsid="001f25bc"/>
    </style:style>
    <style:style style:name="P6" style:family="paragraph" style:parent-style-name="Table_20_Contents">
      <style:text-properties officeooo:rsid="001a2555" officeooo:paragraph-rsid="001a2555"/>
    </style:style>
    <style:style style:name="P7" style:family="paragraph" style:parent-style-name="Table_20_Contents">
      <style:text-properties officeooo:rsid="002120ef" officeooo:paragraph-rsid="002120ef"/>
    </style:style>
    <style:style style:name="P8" style:family="paragraph" style:parent-style-name="Table_20_Contents">
      <style:text-properties fo:font-variant="normal" fo:text-transform="none" fo:color="#000000" style:font-name="Liberation Serif" fo:font-size="12.5pt" fo:letter-spacing="normal" fo:font-style="normal" fo:font-weight="normal" officeooo:rsid="0021a202" officeooo:paragraph-rsid="0021a202" style:font-weight-asian="normal" style:font-weight-complex="normal"/>
    </style:style>
    <style:style style:name="P9" style:family="paragraph" style:parent-style-name="Table_20_Contents">
      <style:text-properties fo:font-variant="normal" fo:text-transform="none" fo:color="#000000" style:font-name="Liberation Serif" fo:font-size="12.5pt" fo:letter-spacing="normal" fo:font-style="normal" fo:font-weight="normal" officeooo:rsid="001a2555" officeooo:paragraph-rsid="001a2555" style:font-weight-asian="normal" style:font-weight-complex="normal"/>
    </style:style>
    <style:style style:name="P10" style:family="paragraph" style:parent-style-name="Table_20_Contents">
      <style:text-properties fo:font-variant="normal" fo:text-transform="none" fo:color="#000000" style:font-name="Liberation Serif" fo:font-size="12pt" fo:letter-spacing="normal" fo:font-style="normal" fo:font-weight="normal" officeooo:rsid="0021a202" officeooo:paragraph-rsid="0021a202" style:font-size-asian="12pt" style:font-weight-asian="normal" style:font-size-complex="12pt" style:font-weight-complex="normal"/>
    </style:style>
    <style:style style:name="P11" style:family="paragraph" style:parent-style-name="Table_20_Contents">
      <style:text-properties fo:font-variant="normal" fo:text-transform="none" fo:color="#000000" style:font-name="Liberation Serif" fo:font-size="12pt" fo:letter-spacing="normal" fo:font-style="normal" fo:font-weight="normal" officeooo:rsid="001a2555" officeooo:paragraph-rsid="001a2555" style:font-size-asian="12pt" style:font-weight-asian="normal" style:font-size-complex="12pt" style:font-weight-complex="normal"/>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0pt" fo:font-style="normal" style:text-underline-style="none" fo:font-weight="normal" officeooo:paragraph-rsid="002057d5" style:text-blinking="false" fo:background-color="transparent"/>
    </style:style>
    <style:style style:name="P13" style:family="paragraph" style:parent-style-name="Text_20_body" style:list-style-name="L1">
      <loext:graphic-properties draw:fill="none" draw:fill-color="#ffffff"/>
      <style:paragraph-properties fo:margin-top="0cm" fo:margin-bottom="0cm" loext:contextual-spacing="false" fo:line-height="138%" fo:text-align="center" style:justify-single-word="false" fo:background-color="transparent" fo:padding="0cm" fo:border="none" style:writing-mode="lr-tb"/>
      <style:text-properties fo:font-variant="normal" fo:text-transform="none" fo:color="#000000" style:text-line-through-style="none" style:text-line-through-type="none" style:font-name="Arial" fo:font-size="12pt" fo:font-style="normal" style:text-underline-style="none" fo:font-weight="bold" officeooo:rsid="002057d5" officeooo:paragraph-rsid="002057d5" style:text-blinking="false" fo:background-color="transparent" style:font-weight-asian="bold" style:font-weight-complex="bold"/>
    </style:style>
    <style:style style:name="T1" style:family="text">
      <style:text-properties officeooo:rsid="001a2555"/>
    </style:style>
    <style:style style:name="T2" style:family="text">
      <style:text-properties officeooo:rsid="001e4c3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66182632" text:style-name="L1">
        <text:list-header>
          <text:p text:style-name="P13">Assignment 1</text:p>
        </text:list-header>
        <text:list-item>
          <text:p text:style-name="P12"><text:bookmark text:name="docs-internal-guid-e0a0bfc1-7fff-f3a8-dff6-2d00b2896ccf"/>Write a blog on Difference between HTTP1.1 vs HTTP2</text:p>
        </text:list-item>
      </text:list>
      <text:p text:style-name="Standard"/>
      <table:table table:name="Table1" table:style-name="Table1">
        <table:table-column table:style-name="Table1.A" table:number-columns-repeated="2"/>
        <table:table-row table:style-name="TableLine94781325621040">
          <table:table-cell table:style-name="Table1.A1" office:value-type="string">
            <text:p text:style-name="P7">HTTP 1.1</text:p>
          </table:table-cell>
          <table:table-cell table:style-name="Table1.B1" office:value-type="string">
            <text:p text:style-name="P6">HTTP 2</text:p>
          </table:table-cell>
        </table:table-row>
        <table:table-row table:style-name="TableLine94781325621040">
          <table:table-cell table:style-name="Table1.A2" office:value-type="string">
            <text:p text:style-name="P6">Some methods and response codes are added</text:p>
          </table:table-cell>
          <table:table-cell table:style-name="Table1.B2" office:value-type="string">
            <text:p text:style-name="P6">Support of paralle request transmission by “stream” (elimination of HTTP HoL Blocking)</text:p>
          </table:table-cell>
        </table:table-row>
        <table:table-row table:style-name="TableLine94781325621040">
          <table:table-cell table:style-name="Table1.A2" office:value-type="string">
            <text:p text:style-name="Table_20_Contents">“<text:span text:style-name="T1">Keep-Alive” becomes officially supported. “Host” header becomes supported for Virtual Domain</text:span></text:p>
          </table:table-cell>
          <table:table-cell table:style-name="Table1.B2" office:value-type="string">
            <text:p text:style-name="P6">Addition of flow control and prioritization function in units of “stream”</text:p>
          </table:table-cell>
        </table:table-row>
        <table:table-row table:style-name="TableLine94781325621040">
          <table:table-cell table:style-name="Table1.A2" office:value-type="string">
            <text:p text:style-name="P6">Syntax and semantics are separated</text:p>
          </table:table-cell>
          <table:table-cell table:style-name="Table1.B2" office:value-type="string">
            <text:p text:style-name="P6">Addition of server-push funciton(send related file without request)</text:p>
          </table:table-cell>
        </table:table-row>
        <table:table-row table:style-name="TableLine94781325621040">
          <table:table-cell table:style-name="Table1.A2" office:value-type="string">
            <text:p text:style-name="P8">It is relatively secure since it uses digest authentication, NTLM authentication.</text:p>
          </table:table-cell>
          <table:table-cell table:style-name="Table1.B2" office:value-type="string">
            <text:p text:style-name="P9">Security concerns from previous versions will continue to be seen in HTTP/2. However, it is better equipped to deal with them due to new TLS features like connection error of type Inadequate_Security.</text:p>
          </table:table-cell>
        </table:table-row>
        <table:table-row table:style-name="TableLine94781325621040">
          <table:table-cell table:style-name="Table1.A2" office:value-type="string">
            <text:p text:style-name="P10">Expands on the caching support by using additional headers like cache-control, conditional headers like If-Match and by using entity tags.</text:p>
          </table:table-cell>
          <table:table-cell table:style-name="Table1.B2" office:value-type="string">
            <text:p text:style-name="P11">HTTP/2 does not change much in terms of caching. With the server push feature if the client finds the resources are already present in the cache, it can cancel the pushed stream.</text:p>
          </table:table-cell>
        </table:table-row>
      </table:table>
      <text:p text:style-name="Standard"/>
      <text:p text:style-name="P1">2. Write a blog on objects and its internal represetation in JavaScript.</text:p>
      <text:p text:style-name="P1"/>
      <text:list xml:id="list3922590300" text:style-name="L2">
        <text:list-item>
          <text:p text:style-name="P2">Objects in JavaScript are one of the important data types. They are a reference data type as opposed to primitive data types(Number, string, boolean, null and undefined) </text:p>
        </text:list-item>
        <text:list-item>
          <text:p text:style-name="P2">Object are unordered data types. That means entries inside them are not indexed unlike in arrays or strings. </text:p>
        </text:list-item>
        <text:list-item>
          <text:p text:style-name="P2">Object<text:span text:style-name="T2">s are complex data types and each object can be a combination of other primitive data types or reference data types. </text:span></text:p>
        </text:list-item>
        <text:list-item>
          <text:p text:style-name="P3">JavaScript objects have properties. These properties are variables assinged to other objects. They are called are object keys or simply keys. </text:p>
        </text:list-item>
        <text:list-item>
          <text:p text:style-name="P3">These keys refer to another object(s) known as values(s). These values can be any other data type(primitive or reference)</text:p>
        </text:list-item>
        <text:list-item>
          <text:p text:style-name="P4">All keys in an object are unique or in another way of speaking, a javascript object cannot have duplicate keys.</text:p>
        </text:list-item>
        <text:list-item>
          <text:p text:style-name="P4">Syntax for creating an object in javascript.</text:p>
          <text:list>
            <text:list-header>
              <text:p text:style-name="P4">let obj = {} //empty object or </text:p>
              <text:p text:style-name="P4">let car = {name: “Rolls Royce”, color: “Red”}</text:p>
            </text:list-header>
          </text:list>
        </text:list-item>
      </text:list>
      <text:p text:style-name="P5"/>
      <text:p text:style-name="P5"><text:tab/><text:tab/>accessing values can be done in following ways:</text:p>
      <text:p text:style-name="P5"><text:tab/><text:tab/>car.name (evaluates to “Rolls Royce”)</text:p>
      <text:p text:style-name="P5"><text:tab/><text:tab/>car[name] (evaluates to “Rolls Roy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roboto slabregular" svg:font-family="'roboto slab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0:55:19.431212023</meta:creation-date>
    <dc:date>2021-11-21T12:28:27.902014781</dc:date>
    <meta:editing-duration>PT31M13S</meta:editing-duration>
    <meta:editing-cycles>5</meta:editing-cycles>
    <meta:generator>LibreOffice/6.4.7.2$Linux_X86_64 LibreOffice_project/40$Build-2</meta:generator>
    <meta:document-statistic meta:table-count="1" meta:image-count="0" meta:object-count="0" meta:page-count="1" meta:paragraph-count="27" meta:word-count="352" meta:character-count="2175" meta:non-whitespace-character-count="1849"/>
  </office:meta>
</office:document-meta>
</file>